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20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25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26" style:family="table-column">
      <style:table-column-properties fo:break-before="auto" style:column-width="2.267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36" style:family="table-column">
      <style:table-column-properties fo:break-before="auto" style:column-width="2.725cm"/>
    </style:style>
    <style:style style:name="co39" style:family="table-column">
      <style:table-column-properties fo:break-before="auto" style:column-width="3.149cm"/>
    </style:style>
    <style:style style:name="co40" style:family="table-column">
      <style:table-column-properties fo:break-before="auto" style:column-width="2.401cm"/>
    </style:style>
    <style:style style:name="co41" style:family="table-column">
      <style:table-column-properties fo:break-before="auto" style:column-width="2.99cm"/>
    </style:style>
    <style:style style:name="co42" style:family="table-column">
      <style:table-column-properties fo:break-before="auto" style:column-width="3.175cm"/>
    </style:style>
    <style:style style:name="co43" style:family="table-column">
      <style:table-column-properties fo:break-before="auto" style:column-width="3.281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434cm"/>
    </style:style>
    <style:style style:name="co4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64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ta7" style:family="table" style:master-page-name="PageStyle_5f_Ben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3" style:family="table" style:master-page-name="PageStyle_5f_Matt_27_s_20_Team">
      <style:table-properties table:display="true" style:writing-mode="lr-tb"/>
    </style:style>
    <style:style style:name="ta14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7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6"/>
        <table:table-column table:style-name="co21" table:default-cell-style-name="ce26"/>
        <table:table-column table:style-name="co2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3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6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9710000">
            <text:p>69,71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366000">
            <text:p>109,366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4" table:print="false">
        <office:forms form:automatic-focus="false" form:apply-design-mode="false"/>
        <table:table-column table:style-name="co40" table:default-cell-style-name="Default"/>
        <table:table-column table:style-name="co40" table:default-cell-style-name="ce1"/>
        <table:table-column table:style-name="co41" table:default-cell-style-name="ce1"/>
        <table:table-column table:style-name="co42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41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6"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 table:number-columns-repeated="249"/>
        </table:table-row>
        <table:table-row table:style-name="ro8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8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6"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table:style-name="ce26" office:value-type="float" office:value="1713000">
            <text:p>1,71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table:style-name="ce26"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table:style-name="ce26"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0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53694000">
            <text:p>53,6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6932000">
            <text:p>56,932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1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3775000">
            <text:p>3,7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7218000">
            <text:p>57,21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6" table:print="false">
        <office:forms form:automatic-focus="false" form:apply-design-mode="false"/>
        <table:table-column table:style-name="co26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4665000">
            <text:p>74,66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2016-04-04</text:date>, <text:time>19:2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4-04T19:25:27</dc:date>
    <dc:creator>Ben Miller</dc:creator>
    <meta:editing-duration>P200DT4M10S</meta:editing-duration>
    <meta:editing-cycles>394</meta:editing-cycles>
    <meta:document-statistic meta:table-count="11" meta:cell-count="2517" meta:object-count="0"/>
    <meta:user-defined meta:name=""/>
  </office:meta>
</office:document-meta>
</file>